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20100000050000000446762EF284964E802.png" manifest:media-type="image/png"/>
  <manifest:file-entry manifest:full-path="Pictures/100000000000048500000230035EE1C41347417C.jpg" manifest:media-type="image/jpeg"/>
  <manifest:file-entry manifest:full-path="Pictures/10000201000000400000004034D956DA208AF9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1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2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6.818cm" svg:height="0.806cm" svg:x="19.187cm" svg:y="18.999cm">
          <draw:text-box>
            <text:p><text:span text:style-name="T5">Mini Heatsink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7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8" draw:layer="measurelines" svg:width="3.571cm" svg:height="0.526cm" svg:x="19.286cm" svg:y="20.251cm">
          <draw:text-box>
            <text:p><text:span text:style-name="T7">heatsink_fan_harness.odg</text:span></text:p>
          </draw:text-box>
        </draw:frame>
        <draw:frame draw:style-name="gr18" draw:text-style-name="P7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9" draw:layer="layout" svg:width="4.206cm" svg:height="1.433cm" svg:x="21.061cm" svg:y="9.163cm">
          <draw:text-box>
            <text:p><text:span text:style-name="T8">2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968cm" svg:y="9.4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" draw:layer="layout" svg:width="2.116cm" svg:height="1.798cm" svg:x="6.345cm" svg:y="8.855cm">
          <draw:image xlink:href="Pictures/1000020100000050000000446762EF284964E802.png" xlink:type="simple" xlink:show="embed" xlink:actuate="onLoad">
            <text:p/>
          </draw:image>
        </draw:frame>
        <draw:frame draw:style-name="gr23" draw:text-style-name="P10" draw:layer="layout" svg:width="3.021cm" svg:height="1.039cm" svg:x="3.244cm" svg:y="9.225cm">
          <draw:text-box>
            <text:p><text:span text:style-name="T9">1x [EL-FA0034]</text:span></text:p>
            <text:p><text:span text:style-name="T9">40x10 5v Fan</text:span></text:p>
          </draw:text-box>
        </draw:frame>
        <draw:line draw:style-name="gr24" draw:text-style-name="P1" draw:layer="layout" svg:x1="19.693cm" svg:y1="9.662cm" svg:x2="9.152cm" svg:y2="9.662cm">
          <text:p/>
        </draw:line>
        <draw:line draw:style-name="gr25" draw:text-style-name="P1" draw:layer="layout" svg:x1="19.694cm" svg:y1="10.162cm" svg:x2="9.153cm" svg:y2="10.162cm">
          <text:p/>
        </draw:line>
        <draw:frame draw:style-name="gr26" draw:text-style-name="P11" draw:layer="layout" svg:width="3.431cm" svg:height="0.683cm" svg:x="12.826cm" svg:y="9.582cm">
          <draw:text-box>
            <text:p><text:span text:style-name="T10">Length = 235mm</text:span></text:p>
          </draw:text-box>
        </draw:frame>
        <draw:frame draw:style-name="gr27" draw:text-style-name="P12" draw:layer="layout" svg:width="2.305cm" svg:height="0.771cm" svg:x="14.759cm" svg:y="16.781cm">
          <draw:text-box>
            <text:p><text:span text:style-name="T11">Gladiola</text:span></text:p>
          </draw:text-box>
        </draw:frame>
        <draw:frame draw:style-name="gr28" draw:text-style-name="P4" draw:layer="layout" svg:width="2.161cm" svg:height="0.607cm" svg:x="16.127cm" svg:y="19.012cm">
          <draw:text-box>
            <text:p><text:span text:style-name="T3">09/22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9" draw:text-style-name="P5" draw:layer="layout" svg:width="1.958cm" svg:height="0.683cm" svg:x="18.03cm" svg:y="9.126cm">
          <draw:text-box>
            <text:p><text:span text:style-name="T4">Strip 4mm</text:span></text:p>
          </draw:text-box>
        </draw:frame>
        <draw:frame draw:style-name="gr30" draw:layer="layout" svg:width="4.443cm" svg:height="0.962cm" svg:x="13.597cm" svg:y="19.815cm">
          <draw:text-box>
            <text:p>EL-HR0123rA</text:p>
          </draw:text-box>
        </draw:frame>
        <draw:frame draw:style-name="gr31" draw:text-style-name="P3" draw:layer="layout" svg:width="2.847cm" svg:height="0.645cm" svg:x="13.562cm" svg:y="1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23:31.646140146</dc:date>
    <meta:editing-duration>P18DT8H10M37S</meta:editing-duration>
    <meta:editing-cycles>319</meta:editing-cycles>
    <meta:generator>LibreOffice/4.3.3.2$Linux_X86_64 LibreOffice_project/430m0$Build-2</meta:generator>
    <meta:print-date>2016-04-14T14:18:43.006035244</meta:print-date>
    <dc:creator>Aleph User</dc:creator>
    <meta:document-statistic meta:object-count="43"/>
  </office:meta>
</office:document-meta>
</file>